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2" svg:font-family="Mangal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cm" fo:margin-right="0.529cm" style:line-height-at-least="0.45cm" fo:text-align="start" style:justify-single-word="false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.529cm" style:line-height-at-least="0.45cm" fo:text-align="start" style:justify-single-word="false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cm" fo:margin-right="0.529cm" style:line-height-at-least="0.45cm" fo:text-align="start" style:justify-single-word="false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.529cm" style:line-height-at-least="0.45cm" fo:text-align="start" style:justify-single-word="false" fo:text-indent="0cm" style:auto-text-indent="false" fo:padding="0cm" fo:border="none"/>
    </style:style>
    <style:style style:name="P7" style:family="paragraph" style:parent-style-name="Text_20_body" style:list-style-name="L5">
      <style:paragraph-properties fo:margin-left="0cm" fo:margin-right="0.529cm" style:line-height-at-least="0.45cm" fo:text-align="start" style:justify-single-word="false" fo:text-indent="0cm" style:auto-text-indent="false" fo:padding="0cm" fo:border="none"/>
    </style:style>
    <style:style style:name="T1" style:family="text">
      <style:text-properties style:font-name-asian="Arial1" style:font-name-complex="Arial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2_Arrays_Fragen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P3">1. Wie kann man ein Array deklarieren? (2 Möglichkeiten)</text:p>
      <text:p text:style-name="P3"/>
      <text:p text:style-name="P3"><text:tab/>var array =[];</text:p>
      <text:p text:style-name="P3"><text:tab/>var array = new Array();</text:p>
      <text:p text:style-name="P3"/>
      <text:list xml:id="list7818301687729189015" text:style-name="L2">
        <text:list-item>
          <text:p text:style-name="P4">Wie ermittelt man die Anzahl der Elemente im Array?</text:p>
        </text:list-item>
      </text:list>
      <text:p text:style-name="P3"/>
      <text:p text:style-name="P3"><text:tab/>array.length</text:p>
      <text:p text:style-name="P3"/>
      <text:list xml:id="list31630864" text:continue-numbering="true" text:style-name="L2">
        <text:list-item>
          <text:p text:style-name="P4">Was ist der erste / letzte Index der vergeben ist?</text:p>
        </text:list-item>
      </text:list>
      <text:p text:style-name="P3"/>
      <text:p text:style-name="P3"><text:tab/>0 / array.length-1</text:p>
      <text:p text:style-name="P3"/>
      <text:list xml:id="list31629192" text:continue-numbering="true" text:style-name="L2">
        <text:list-item>
          <text:p text:style-name="P4">Wie kann man das Array durchlaufen? (2 Möglichkeiten)</text:p>
        </text:list-item>
      </text:list>
      <text:p text:style-name="P3"/>
      <text:p text:style-name="P3"><text:tab/>for ( i =0; i&lt; array.length ; i++) {</text:p>
      <text:p text:style-name="P3"><text:tab/>...irgendwas mit array[i] machen...</text:p>
      <text:p text:style-name="P3"><text:tab/>}</text:p>
      <text:p text:style-name="P3"><text:tab/>oder:</text:p>
      <text:p text:style-name="P2"><text:span text:style-name="T1"><text:tab/>array.forEach (</text:span>function(arrayElement) { </text:p>
      <text:p text:style-name="P2"><text:span text:style-name="T1"><text:s text:c="4"/></text:span><text:tab/>...irgendwas mit <text:span text:style-name="T1">arrayElement machen... </text:span></text:p>
      <text:p text:style-name="P2"><text:span text:style-name="T1"><text:tab/>}</text:span>);</text:p>
      <text:p text:style-name="P3"/>
      <text:list xml:id="list5766781929730934321" text:style-name="L3">
        <text:list-item>
          <text:p text:style-name="P5">Was ist der Vorteil der einen oder anderen Schleife aus 2. ?</text:p>
        </text:list-item>
      </text:list>
      <text:p text:style-name="P3"><text:tab/>for … Index ist verfügbar</text:p>
      <text:p text:style-name="P3"><text:tab/>foreach … keine Laufvariable notwendig </text:p>
      <text:p text:style-name="P3"/>
      <text:list xml:id="list31606776" text:continue-numbering="true" text:style-name="L3">
        <text:list-item>
          <text:p text:style-name="P5">Geben Sie drei verschiedene Möglichkeiten neue Elemente an das Array zu hängen?</text:p>
        </text:list-item>
      </text:list>
      <text:p text:style-name="P3"/>
      <text:p text:style-name="P3"><text:tab/>array[array.length] = 'neues Element';</text:p>
      <text:p text:style-name="P3"><text:tab/>array.push('neues Element');</text:p>
      <text:p text:style-name="P3"><text:tab/>array = array.concat('neues Element');<text:tab/>// Beachte Zuweisung notwendig</text:p>
      <text:p text:style-name="P3"/>
      <text:p text:style-name="P3"/>
      <text:list xml:id="list31633748" text:continue-numbering="true" text:style-name="L3">
        <text:list-item>
          <text:p text:style-name="P5"><text:soft-page-break/>Sie wollen das Array als Warteschlage nutzen. Wie hängen Sie neue Elemente an und <text:tab/>entfernen die alten am Arrayanfang?</text:p>
        </text:list-item>
      </text:list>
      <text:p text:style-name="P3"/>
      <text:p text:style-name="P3"><text:tab/>array.push('neues Element');</text:p>
      <text:p text:style-name="P3"><text:tab/>var element = array.shift(); <text:tab/><text:tab/>// element ist entfernt worden aus array</text:p>
      <text:p text:style-name="P3"/>
      <text:list xml:id="list31631791" text:continue-numbering="true" text:style-name="L3">
        <text:list-item>
          <text:p text:style-name="P5">Gegeben sei folgendes Array a = [ 11,55,44,66,22];</text:p>
        </text:list-item>
      </text:list>
      <text:p text:style-name="P3"><text:tab/>Geben Sie jeweils zwei Anweisungen die [55,44] liefern </text:p>
      <text:p text:style-name="P3"/>
      <text:p text:style-name="P3"><text:tab/>array.slice(1,3)<text:tab/><text:tab/><text:tab/>array.splice(1,2);</text:p>
      <text:list xml:id="list6310850530364353103" text:style-name="L4">
        <text:list-item>
          <text:p text:style-name="P6">Was ist bei 6. der Unterschied?</text:p>
        </text:list-item>
      </text:list>
      <text:p text:style-name="P3"/>
      <text:p text:style-name="P3"><text:tab/>Slice verändert Array nicht / splice entfernt Elemente aus dem Array </text:p>
      <text:p text:style-name="P3"/>
      <text:list xml:id="list31608331" text:continue-numbering="true" text:style-name="L4">
        <text:list-item>
          <text:p text:style-name="P6">Wie dreht man das Array komplett um – erstes Element wird letztes usw?</text:p>
        </text:list-item>
      </text:list>
      <text:p text:style-name="P3"/>
      <text:p text:style-name="P3"><text:tab/>array.reverse();</text:p>
      <text:p text:style-name="P3"/>
      <text:list xml:id="list4793843346785832092" text:style-name="L5">
        <text:list-item>
          <text:p text:style-name="P7">Was macht die Function sort?</text:p>
        </text:list-item>
      </text:list>
      <text:p text:style-name="P3"/>
      <text:p text:style-name="P3"><text:tab/>array.sort(); sortiert die Elemente aufsteigend</text:p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2" svg:font-family="Mangal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1" style:font-size-complex="12pt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29T22:41:32.28</meta:creation-date>
    <dc:date>2016-01-27T11:44:16.96</dc:date>
    <dc:creator>Yvonne Fitzgerald</dc:creator>
    <meta:editing-duration>PT1H12M51S</meta:editing-duration>
    <meta:editing-cycles>16</meta:editing-cycles>
    <meta:generator>OpenOffice/4.1.1$Win32 OpenOffice.org_project/411m6$Build-9775</meta:generator>
    <meta:document-statistic meta:table-count="1" meta:image-count="0" meta:object-count="0" meta:page-count="2" meta:paragraph-count="41" meta:word-count="231" meta:character-count="1563"/>
  </office:meta>
</office:document-meta>
</file>